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nsible plugin in jenkins:</text:span></text:p>
      <text:p text:style-name="P1"><text:span text:style-name="T1">prerequisite :</text:span></text:p>
      <text:p text:style-name="P1"><text:span text:style-name="T1">server 1: will have ansible and jenkins install on it.</text:span></text:p>
      <text:p text:style-name="P1"><text:span text:style-name="T1">server 2: for testing. it will work as host server for ansible.</text:span></text:p>
      <text:p text:style-name="P1"><text:span text:style-name="T2">step1</text:span><text:span text:style-name="T3">.<text:s text:c="3"/>install jenkins n ansible<text:s text:c="2"/>on server 1</text:span></text:p>
      <text:p text:style-name="P1"><text:span text:style-name="T4">step2</text:span><text:span text:style-name="T5">.<text:s text:c="2"/>make ssh connection between server 1 and server 2.</text:span></text:p>
      <text:p text:style-name="P1"><text:span text:style-name="T6">step3</text:span><text:span text:style-name="T7">.<text:s text:c="2"/>download ansible plugin in jenkins.</text:span></text:p>
      <text:p text:style-name="P2"><draw:frame text:anchor-type="as-char" svg:width="152.40mm" svg:height="62.44mm" style:rel-width="scale" style:rel-height="scale"><draw:object-ole xlink:href="OleObj1"/><draw:image xlink:href="ObjectReplacements/OleObj1"/></draw:frame><text:span text:style-name="T7"/></text:p>
      <text:p text:style-name="P2"><text:span text:style-name="T7"/></text:p>
      <text:p text:style-name="P2"><text:span text:style-name="T8">step4</text:span><text:span text:style-name="T9">.<text:s text:c="2"/>Go to Manage jenkins &lt;&lt; Global tool configuration &lt;&lt; Add ansible.</text:span></text:p>
      <text:p text:style-name="P2"><draw:frame text:anchor-type="as-char" svg:width="152.40mm" svg:height="54.77mm" style:rel-width="scale" style:rel-height="scale"><draw:object-ole xlink:href="OleObj2"/><draw:image xlink:href="ObjectReplacements/OleObj2"/></draw:frame><text:span text:style-name="T9"/></text:p>
      <text:p text:style-name="P2"><text:span text:style-name="T9"/></text:p>
      <text:p text:style-name="P2"><text:span text:style-name="T9">path of the ansible installed in Jenkins can be found with the below command:</text:span></text:p>
      <text:p text:style-name="P2"><text:span text:style-name="T10">which ansible</text:span></text:p>
      <text:p text:style-name="P2"><text:span text:style-name="T11">/usr/bin/ansible.</text:span></text:p>
      <text:p text:style-name="P2"><text:span text:style-name="T11">Playbook/ansible commands executed correctly when i gave ‘/usr/bin’ in the “path of ansible executable directory”.</text:span></text:p>
      <text:p text:style-name="P2"><text:span text:style-name="T12">step5</text:span><text:span text:style-name="T13">. Configure the Jenkins job. </text:span></text:p>
      <text:p text:style-name="P2"><text:span text:style-name="T13">In build step of Jenkins job, select “Invoke Ansible Playbook” and specify the entries of Ansible installation name, playbook path,inventory file path as shown in build step.</text:span></text:p>
      <text:p text:style-name="P2"><draw:frame text:anchor-type="as-char" svg:width="152.40mm" svg:height="88.64mm" style:rel-width="scale" style:rel-height="scale"><draw:object-ole xlink:href="OleObj3"/><draw:image xlink:href="ObjectReplacements/OleObj3"/></draw:frame><text:span text:style-name="T13"/></text:p>
      <text:p text:style-name="P2"><text:span text:style-name="T13">configure credentials with credential type "SSH Username with private key". add private ssh key in credentials.</text:span></text:p>
      <text:p text:style-name="P2"><text:span text:style-name="T14">step6</text:span><text:span text:style-name="T15">. apply and save the job</text:span></text:p>
      <text:p text:style-name="P2"><text:span text:style-name="T16">step7</text:span><text:span text:style-name="T17">. add below line in /ansible.cfg file to make ignore key checking :</text:span></text:p>
      <text:p text:style-name="P2"><text:span text:style-name="T17">[defaults]</text:span></text:p>
      <text:p text:style-name="P2"><text:span text:style-name="T17">host_key_checking = False</text:span></text:p>
      <text:p text:style-name="P3"><text:span text:style-name="T17">make chnage in /ansible.cfg file : deprecation_warnings = False</text:span></text:p>
      <text:p text:style-name="P3"><text:span text:style-name="T18">step8</text:span><text:span text:style-name="T19">. build the job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